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95cm" fo:min-width="0cm"/>
    </style:style>
    <style:style style:name="gr13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4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6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8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9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3cm" svg:x="0.9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 svg:viewBox="0 0 3001 1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6.446cm" svg:height="0.962cm" svg:x="5.1cm" svg:y="8cm">
          <draw:text-box>
            <text:p>Rim Width = 1.45mm</text:p>
          </draw:text-box>
        </draw:frame>
        <draw:frame draw:style-name="gr8" draw:layer="layout" svg:width="7.326cm" svg:height="0.962cm" svg:x="4.7cm" svg:y="9.438cm">
          <draw:text-box>
            <text:p>Portion Width = 10.1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504cm" svg:height="0.962cm" svg:x="4.685cm" svg:y="11.9cm">
          <draw:text-box>
            <text:p>Metal Bar Width = 13mm</text:p>
          </draw:text-box>
        </draw:frame>
        <draw:frame draw:style-name="gr8" draw:layer="layout" svg:width="6.302cm" svg:height="0.962cm" svg:x="5.5cm" svg:y="13.038cm">
          <draw:text-box>
            <text:p>Rim Height = 1.8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12" draw:layer="layout" svg:width="14.061cm" svg:height="4.2cm" svg:x="4.8cm" svg:y="15.7cm">
          <draw:text-box>
            <text:p>Clear Glue = 300μm – Note: Flat</text:p>
            <text:p>Inlay Cover = 300μm <text:span text:style-name="T2">(</text:span><text:span text:style-name="T3">this could be reduced in the future for normal paper)</text:span></text:p>
            <text:p>Inlay (Includes Antenna / Transponder) = 100μm</text:p>
            <text:p>Absorber = 400μm</text:p>
            <text:p>Ring Metal = 750μm – Note: Comfort fit</text:p>
          </draw:text-box>
        </draw:frame>
        <draw:line draw:style-name="gr13" draw:text-style-name="P1" draw:layer="layout" svg:x1="4.9cm" svg:y1="16.1cm" svg:x2="3.3cm" svg:y2="15.8cm">
          <text:p/>
        </draw:line>
        <draw:line draw:style-name="gr13" draw:text-style-name="P1" draw:layer="layout" svg:x1="4.9cm" svg:y1="16.9cm" svg:x2="3.3cm" svg:y2="16.6cm">
          <text:p/>
        </draw:line>
        <draw:line draw:style-name="gr13" draw:text-style-name="P1" draw:layer="layout" svg:x1="4.9cm" svg:y1="17.6cm" svg:x2="3.4cm" svg:y2="17.4cm">
          <text:p/>
        </draw:line>
        <draw:line draw:style-name="gr13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4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.9cm" svg:y1="23.9cm" svg:x2="8cm" svg:y2="23.9cm">
          <text:p/>
        </draw:line>
        <draw:line draw:style-name="gr15" draw:text-style-name="P1" draw:layer="layout" svg:x1="1.3cm" svg:y1="24.4cm" svg:x2="8.6cm" svg:y2="24.4cm">
          <text:p/>
        </draw:line>
        <draw:line draw:style-name="gr16" draw:text-style-name="P1" draw:layer="layout" svg:x1="9.6cm" svg:y1="22.3cm" svg:x2="6.7cm" svg:y2="23.8cm">
          <text:p/>
        </draw:line>
        <draw:line draw:style-name="gr17" draw:text-style-name="P1" draw:layer="layout" svg:x1="9.4cm" svg:y1="25.8cm" svg:x2="6.7cm" svg:y2="24.4cm">
          <text:p/>
        </draw:line>
        <draw:line draw:style-name="gr18" draw:text-style-name="P1" draw:layer="layout" svg:x1="4.9cm" svg:y1="20.9cm" svg:x2="4.9cm" svg:y2="20.3cm">
          <text:p/>
        </draw:line>
        <draw:line draw:style-name="gr16" draw:text-style-name="P1" draw:layer="layout" svg:x1="8.1cm" svg:y1="20.2cm" svg:x2="5.1cm" svg:y2="20.6cm">
          <text:p/>
        </draw:line>
        <draw:line draw:style-name="gr19" draw:text-style-name="P1" draw:layer="layout" svg:x1="2.1cm" svg:y1="22.8cm" svg:x2="1.5cm" svg:y2="22.5cm">
          <text:p/>
        </draw:line>
        <draw:line draw:style-name="gr19" draw:text-style-name="P1" draw:layer="layout" svg:x1="7.752cm" svg:y1="22.8cm" svg:x2="8.352cm" svg:y2="22.5cm">
          <text:p/>
        </draw:line>
        <draw:line draw:style-name="gr17" draw:text-style-name="P1" draw:layer="layout" svg:x1="9.4cm" svg:y1="21.7cm" svg:x2="8.1cm" svg:y2="22.2cm">
          <text:p/>
        </draw:line>
        <draw:line draw:style-name="gr17" draw:text-style-name="P1" draw:layer="layout" svg:x1="8.7cm" svg:y1="27.8cm" svg:x2="6.4cm" svg:y2="27.3cm">
          <text:p/>
        </draw:line>
        <draw:frame draw:style-name="gr20" draw:layer="layout" svg:width="4.858cm" svg:height="0.962cm" svg:x="7.909cm" svg:y="19.738cm">
          <draw:text-box>
            <text:p>Depth = 1.8mm</text:p>
          </draw:text-box>
        </draw:frame>
        <draw:frame draw:style-name="gr20" draw:layer="layout" svg:width="9.608cm" svg:height="0.962cm" svg:x="8.3cm" svg:y="20.5cm">
          <draw:text-box>
            <text:p>Top portion inner length = 17mm</text:p>
          </draw:text-box>
        </draw:frame>
        <draw:frame draw:style-name="gr20" draw:layer="layout" svg:width="4.587cm" svg:height="0.962cm" svg:x="9.513cm" svg:y="21.9cm">
          <draw:text-box>
            <text:p>Inner diameter</text:p>
          </draw:text-box>
        </draw:frame>
        <draw:frame draw:style-name="gr20" draw:layer="layout" svg:width="4.731cm" svg:height="0.962cm" svg:x="9.369cm" svg:y="25.3cm">
          <draw:text-box>
            <text:p>Outer diameter</text:p>
          </draw:text-box>
        </draw:frame>
        <draw:frame draw:style-name="gr20" draw:layer="layout" svg:width="8.147cm" svg:height="0.962cm" svg:x="8.6cm" svg:y="27.3cm">
          <draw:text-box>
            <text:p>Bottom portion outer length</text:p>
          </draw:text-box>
        </draw:frame>
        <draw:frame draw:style-name="gr20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7" draw:text-style-name="P1" draw:layer="layout" svg:x1="8.4cm" svg:y1="21cm" svg:x2="7cm" svg:y2="21.7cm">
          <text:p/>
        </draw:line>
        <draw:frame draw:style-name="gr20" draw:layer="layout" svg:width="10.599cm" svg:height="0.962cm" svg:x="8.6cm" svg:y="26.238cm">
          <draw:text-box>
            <text:p>Bottom portion inner length = 17mm</text:p>
          </draw:text-box>
        </draw:frame>
        <draw:line draw:style-name="gr17" draw:text-style-name="P1" draw:layer="layout" svg:x1="8.8cm" svg:y1="26.8cm" svg:x2="6.1cm" svg:y2="26.8cm">
          <text:p/>
        </draw:line>
        <draw:line draw:style-name="gr19" draw:text-style-name="P1" draw:layer="layout" svg:x1="2.5cm" svg:y1="25.8cm" svg:x2="1.9cm" svg:y2="26.1cm">
          <text:p/>
        </draw:line>
        <draw:line draw:style-name="gr19" draw:text-style-name="P1" draw:layer="layout" svg:x1="7.3cm" svg:y1="25.8cm" svg:x2="7.9cm" svg:y2="26.1cm">
          <text:p/>
        </draw:line>
        <draw:frame draw:style-name="gr21" draw:text-style-name="P3" draw:layer="layout" svg:width="16.3cm" svg:height="3.55cm" svg:x="1.4cm" svg:y="1.2cm">
          <draw:text-box>
            <text:p><text:span text:style-name="T4">Alpha Ring</text:span></text:p>
          </draw:text-box>
        </draw:frame>
        <draw:line draw:style-name="gr11" draw:text-style-name="P1" draw:layer="layout" svg:x1="1.8cm" svg:y1="19.5cm" svg:x2="3.8cm" svg:y2="19.5cm">
          <text:p/>
        </draw:line>
        <draw:line draw:style-name="gr13" draw:text-style-name="P1" draw:layer="layout" svg:x1="4.9cm" svg:y1="19cm" svg:x2="3.4cm" svg:y2="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4-01-24T15:04:36</dc:date>
    <meta:editing-duration>PT1H8M48S</meta:editing-duration>
    <meta:editing-cycles>26</meta:editing-cycles>
    <meta:generator>LibreOffice/3.5$Linux_X86_64 LibreOffice_project/350m1$Build-2</meta:generator>
    <dc:creator>john </dc:creator>
    <meta:document-statistic meta:object-count="79"/>
  </office:meta>
</office:document-meta>
</file>